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setValidityStrategy( CachingSourceValidityStrategy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heck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Source.toSAX(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ing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setResponse( CachedSource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Source.getResponseMe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Meta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ource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Source.readBinaryRespon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Source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aching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loneResponse( final CachedSourceResponse or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Source.readMeta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acheValid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BinaryRespon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Source.refres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achingSource.getXMLRespons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ourceMeta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achingSource( final String protocol , final String uri , final String sourceUri , final Source source , final int expires , final String cacheName , final boolean async , final CachingSourceValidityStrategy validityStrategy , final boolean 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ingSource.getMe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Meta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readXMLResponse( Source source , byte [ ] binary , ServiceManager 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ching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clear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Sourc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Meta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et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Source.get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Meta.SourceMeta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urceMeta.setExists( boolean ex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